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3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10"/>
      <text:p text:style-name="P10">Presentació assignatura</text:p>
      <text:p text:style-name="P12">Comentem web assignatura</text:p>
      <text:p text:style-name="P15">Activem el Classroom d'electricitat</text:p>
      <text:p text:style-name="P12"/>
      <text:p text:style-name="P14">Comencem amb apunts <text:a xlink:type="simple" xlink:href="https://paulinoposada.github.io/web_e/documents/apunts/unitat_1/e_apunts_ud_1_1_gs.pdf"><text:span text:style-name="T8">Unitat 1.1</text:span></text:a> – Introducció</text:p>
      <text:p text:style-name="P12">Comentem fins a 1.6 Mesurament de voltatge i corrent</text:p>
      <text:p text:style-name="P12"/>
      <text:p text:style-name="P12">Baixem al taller a desmuntar calaixos de les taules</text:p>
      <text:p text:style-name="P12"/>
      <text:p text:style-name="P2"/>
      <text:p text:style-name="P2">Dimecres<text:tab/>27/09/23</text:p>
      <text:p text:style-name="P16"><text:a xlink:type="simple" xlink:href="https://paulinoposada.github.io/web_e/documents/apunts/unitat_1/e_apunts_ud_1_1_gs.pdf">Unitat 1.1</text:a></text:p>
      <text:p text:style-name="P16">Comentem 1.7 Direcció convencional del corrent.</text:p>
      <text:p text:style-name="P16"/>
      <text:p text:style-name="P18"><text:a xlink:type="simple" xlink:href="https://paulinoposada.github.io/web_e/documents/apunts/unitat_1/e_apunts_ud_1_2_gs.pdf">Unitat 1.2</text:a></text:p>
      <text:p text:style-name="P16">Comentem</text:p>
      <text:p text:style-name="P29"><text:span text:style-name="T1">1.1 </text:span><text:span text:style-name="T6">Relación entre tensión, corriente y resistencia</text:span></text:p>
      <text:p text:style-name="P16">1.2 Exercicis 1.2-1 i 2</text:p>
      <text:p text:style-name="P16">1.3 Potència elèctrica</text:p>
      <text:p text:style-name="P16">1.5 Resistencias</text:p>
      <text:p text:style-name="P16"/>
      <text:p text:style-name="P16"/>
      <text:p text:style-name="P2">Dijous<text:tab/><text:tab/>28/09/23</text:p>
      <text:p text:style-name="P2"/>
      <text:p text:style-name="P17"><text:a xlink:type="simple" xlink:href="https://paulinoposada.github.io/web_e/documents/apunts/unitat_1/e_apunts_ud_1_2_gs.pdf">Unitat 1.2</text:a></text:p>
      <text:p text:style-name="P17">Comentem</text:p>
      <text:p text:style-name="P8"><text:span text:style-name="T3">1.</text:span><text:span text:style-name="T2">6 No linearittat de la resistència</text:span></text:p>
      <text:p text:style-name="P22">1.7 El cablejat del circuit</text:p>
      <text:p text:style-name="P8"/>
      <text:p text:style-name="P22">Baixem al taller per desmuntar taules i tallar taulers.</text:p>
      <text:p text:style-name="P2"/>
      <text:p text:style-name="P2"/>
      <text:p text:style-name="P2">Divendres<text:tab/> 29/09/23</text:p>
      <text:p text:style-name="P11"/>
      <text:p text:style-name="P19">Comencem amb <text:a xlink:type="simple" xlink:href="https://paulinoposada.github.io/web_e/documents/apunts/unitat_2/e_apunts_ud_2_1_gs.pdf">unitat 2</text:a> “Seguretat en les instal·lacions elèctriques”</text:p>
      <text:p text:style-name="P19"><text:s/>Comentem apartats</text:p>
      <text:p text:style-name="P19">1.1 Efectes fisològics de l'electricitat</text:p>
      <text:p text:style-name="P19">1.2 Toma de terra</text:p>
      <text:p text:style-name="P19">1.3 Llei d'Ohm aplicada a els descàrregues</text:p>
      <text:p text:style-name="P19"/>
      <text:p text:style-name="P19"/>
      <text:p text:style-name="P19"/>
      <text:p text:style-name="P3"/>
      <text:p text:style-name="P30">Dimarts<text:tab/><text:span text:style-name="T7">03</text:span>/<text:span text:style-name="T7">10</text:span>/23</text:p>
      <text:p text:style-name="P13"/>
      <text:p text:style-name="P13">Baixem al taller a desmuntar <text:span text:style-name="T7">material</text:span> taules.</text:p>
      <text:p text:style-name="P13"/>
      <text:p text:style-name="P23">Mesurem fill de coure de 14 m de llargària, R = 6 ohms. Amb la resistivitat del coure calculem secció com a 0,04 mm2 → en un conductor de 1,5 nmm2 hi ha 38 fils de 0,04 mm2.</text:p>
      <text:p text:style-name="P23"/>
      <text:p text:style-name="P24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23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20">Comentem apartats</text:p>
      <text:p text:style-name="P20">1.<text:span text:style-name="T9">4</text:span> <text:span text:style-name="T9">Procediments de seguretat</text:span></text:p>
      <text:p text:style-name="P25">1.5 Resposta a una emergència</text:p>
      <text:p text:style-name="P25">1.6 Causes freqüents d'accidents</text:p>
      <text:p text:style-name="P25">1.7 Disseny de dispositius segurs</text:p>
      <text:p text:style-name="P25">1.8 Utilització del polímetre</text:p>
      <text:p text:style-name="P25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9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26">Comentem apartats</text:p>
      <text:p text:style-name="P26">1.1 Què són les connexións sèrie i paral·lel</text:p>
      <text:p text:style-name="P26">1.2 Connexió sèrie senzilla</text:p>
      <text:p text:style-name="P26">1.3 Connexió paral·lel senzilla</text:p>
      <text:p text:style-name="P9"/>
      <text:p text:style-name="P26">Baixem al taller on muntem font d'alimentació d'ordinador amb derivacions a les taules de pràctiques.</text:p>
      <text:p text:style-name="P26"/>
      <text:p text:style-name="P21"/>
      <text:p text:style-name="P6">D<text:span text:style-name="T11">ivendres</text:span><text:tab/><text:span text:style-name="T7">06</text:span>/<text:span text:style-name="T7">10</text:span>/23</text:p>
      <text:p text:style-name="P6"/>
      <text:p text:style-name="P27">Comencem amb la pràctica 1.</text:p>
      <text:p text:style-name="P25"/>
      <text:p text:style-name="P25"/>
      <text:p text:style-name="P7">D<text:span text:style-name="T11">illuns</text:span><text:tab/><text:span text:style-name="T7">09</text:span>/<text:span text:style-name="T7">10</text:span>/23</text:p>
      <text:p text:style-name="P7"/>
      <text:p text:style-name="P28">Co<text:span text:style-name="T12">ntinuem</text:span> amb la pràctica 1.</text:p>
      <text:p text:style-name="P31"/>
      <text:p text:style-name="P31"/>
      <text:p text:style-name="P34">D<text:span text:style-name="T11">imarts</text:span><text:tab/><text:span text:style-name="T13">10</text:span>/<text:span text:style-name="T7">10</text:span>/23</text:p>
      <text:p text:style-name="P34"/>
      <text:p text:style-name="P33">Co<text:span text:style-name="T12">ntinuem</text:span> amb la pràctica 1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0T19:09:57.531229842</dc:date>
    <meta:editing-duration>PT3M46S</meta:editing-duration>
    <meta:editing-cycles>15</meta:editing-cycles>
    <meta:document-statistic meta:table-count="0" meta:image-count="0" meta:object-count="0" meta:page-count="2" meta:paragraph-count="56" meta:word-count="285" meta:character-count="1862" meta:non-whitespace-character-count="1627"/>
  </office:meta>
</office:document-meta>
</file>